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中学　地理】　自然環境１　世界と日本の地形　（９分） - YouTube.mp4</text:p>
          </table:table-cell>
          <table:table-cell table:style-name="Default" office:value-type="string" calcext:value-type="string">
            <text:p>中学　地理</text:p>
          </table:table-cell>
          <table:table-cell table:style-name="Default" office:value-type="string" calcext:value-type="string">
            <text:p>世界と日本の地形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table:style-name="Default" office:value-type="string" calcext:value-type="string">
            <text:p>癒し自然映像</text:p>
          </table:table-cell>
          <table:table-cell table:style-name="Default"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UNISON SQUARE GARDEN「プログラムcontinued(15th style)」Music Video.mp4</text:p>
          </table:table-cell>
          <table:table-cell office:value-type="string" calcext:value-type="string">
            <text:p>UNISON SQUARE GARDEN</text:p>
          </table:table-cell>
          <table:table-cell table:style-name="Default" office:value-type="string" calcext:value-type="string">
            <text:p>プログラムcontinued(15th style)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YmckDVD.MP4</text:p>
          </table:table-cell>
          <table:table-cell table:style-name="Default" office:value-type="string" calcext:value-type="string">
            <text:p>YMCK</text:p>
          </table:table-cell>
          <table:table-cell table:style-name="Default"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50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00/00/00</text:date>, <text:time style:data-style-name="N2" text:time-value="07:52:03.115817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6T07:53:25.065122574</dc:date>
    <meta:editing-duration>PT2H16M45S</meta:editing-duration>
    <meta:editing-cycles>70</meta:editing-cycles>
    <meta:generator>LibreOffice/6.1.5.2$Linux_ARM_EABI LibreOffice_project/10$Build-2</meta:generator>
    <meta:document-statistic meta:table-count="1" meta:cell-count="100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